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25cm" fo:min-width="18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0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0" style:family="graphic" style:parent-style-name="objectwithoutfill">
      <style:graphic-properties draw:marker-start="" draw:marker-end="Arrowheads_20_2" draw:marker-end-width="0.3cm" draw:fill="none" draw:textarea-vertical-align="middle" loext:decorative="false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cm" svg:height="15.5cm" svg:x="6cm" svg:y="3cm">
          <text:p/>
          <draw:enhanced-geometry svg:viewBox="0 0 21600 21600" draw:type="rectangle" draw:enhanced-path="M 0 0 L 21600 0 21600 21600 0 21600 0 0 Z N"/>
        </draw:custom-shape>
        <draw:g draw:style-name="gr2" xml:id="id2" draw:id="id2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" draw:text-style-name="P3" draw:layer="layout" svg:width="2cm" svg:height="2.75cm" svg:x="8cm" svg:y="1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5" draw:text-style-name="P4" draw:layer="layout" svg:width="0.5cm" svg:height="0.5cm" svg:x="8.75cm" svg:y="1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6" draw:text-style-name="P4" draw:layer="layout" svg:x1="9cm" svg:y1="11.75cm" svg:x2="9cm" svg:y2="12.52cm">
              <text:p/>
            </draw:line>
            <draw:line draw:style-name="gr7" draw:text-style-name="P4" draw:layer="layout" svg:x1="8.5cm" svg:y1="12cm" svg:x2="9.52cm" svg:y2="12cm">
              <text:p/>
            </draw:line>
            <draw:line draw:style-name="gr8" draw:text-style-name="P4" draw:layer="layout" svg:x1="9cm" svg:y1="12.5cm" svg:x2="9.5cm" svg:y2="13cm">
              <text:p/>
            </draw:line>
            <draw:line draw:style-name="gr9" draw:text-style-name="P4" draw:layer="layout" svg:x1="9cm" svg:y1="12.5cm" svg:x2="8.5cm" svg:y2="13cm">
              <text:p/>
            </draw:line>
          </draw:g>
        </draw:g>
        <draw:custom-shape draw:style-name="gr10" draw:text-style-name="P6" xml:id="id6" draw:id="id6" draw:layer="layout" svg:width="5cm" svg:height="1.5cm" svg:x="17cm" svg:y="7cm">
          <text:p text:style-name="P5"><text:span text:style-name="T2">Use Metronome for Musical Pract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7" draw:id="id7" draw:layer="layout" svg:width="5cm" svg:height="1.5cm" svg:x="15cm" svg:y="9cm">
          <text:p text:style-name="P5"><text:span text:style-name="T2">Create and Save a 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5cm" svg:height="1.5cm" svg:x="18.5cm" svg:y="14cm">
          <text:p text:style-name="P5"><text:span text:style-name="T2">Load a Metronome Pre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9" draw:id="id9" draw:layer="layout" svg:width="5cm" svg:height="1.5cm" svg:x="15cm" svg:y="12.5cm">
          <text:p text:style-name="P5"><text:span text:style-name="T2">Tune Instr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4" draw:id="id4" draw:layer="layout" svg:width="5cm" svg:height="1cm" svg:x="12.5cm" svg:y="3.884cm">
          <text:p text:style-name="P5"><text:span text:style-name="T2">Authent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0" draw:id="id10" draw:layer="layout" svg:width="5cm" svg:height="1.5cm" svg:x="12cm" svg:y="6cm">
          <text:p text:style-name="P5"><text:span text:style-name="T2">Edit or Delete a 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1" draw:id="id11" draw:layer="layout" svg:width="5cm" svg:height="1.5cm" svg:x="18.5cm" svg:y="11cm">
          <text:p text:style-name="P5"><text:span text:style-name="T2">Add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2" draw:id="id12" draw:layer="layout" svg:width="5cm" svg:height="1.5cm" svg:x="14cm" svg:y="15.5cm">
          <text:p text:style-name="P5"><text:span text:style-name="T2">Edit or Delete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3" draw:id="id3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8" draw:text-style-name="P3" draw:layer="layout" svg:width="2cm" svg:height="2.75cm" svg:x="8cm" svg:y="15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19" draw:text-style-name="P4" draw:layer="layout" svg:width="0.5cm" svg:height="0.5cm" svg:x="8.75cm" svg:y="15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20" draw:text-style-name="P4" draw:layer="layout" svg:x1="9cm" svg:y1="15.75cm" svg:x2="9cm" svg:y2="16.52cm">
              <text:p/>
            </draw:line>
            <draw:line draw:style-name="gr21" draw:text-style-name="P4" draw:layer="layout" svg:x1="8.5cm" svg:y1="16cm" svg:x2="9.52cm" svg:y2="16cm">
              <text:p/>
            </draw:line>
            <draw:line draw:style-name="gr22" draw:text-style-name="P4" draw:layer="layout" svg:x1="9cm" svg:y1="16.5cm" svg:x2="9.5cm" svg:y2="17cm">
              <text:p/>
            </draw:line>
            <draw:line draw:style-name="gr23" draw:text-style-name="P4" draw:layer="layout" svg:x1="9cm" svg:y1="16.5cm" svg:x2="8.5cm" svg:y2="17cm">
              <text:p/>
            </draw:line>
          </draw:g>
        </draw:g>
        <draw:g draw:style-name="gr2" xml:id="id1" draw:id="id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4" draw:text-style-name="P3" draw:layer="layout" svg:width="2cm" svg:height="2.75cm" svg:x="8cm" svg:y="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Un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25" draw:text-style-name="P4" draw:layer="layout" svg:width="0.5cm" svg:height="0.5cm" svg:x="8.75cm" svg:y="3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26" draw:text-style-name="P4" draw:layer="layout" svg:x1="9cm" svg:y1="3.75cm" svg:x2="9cm" svg:y2="4.52cm">
              <text:p/>
            </draw:line>
            <draw:line draw:style-name="gr27" draw:text-style-name="P4" draw:layer="layout" svg:x1="8.5cm" svg:y1="4cm" svg:x2="9.52cm" svg:y2="4cm">
              <text:p/>
            </draw:line>
            <draw:line draw:style-name="gr28" draw:text-style-name="P4" draw:layer="layout" svg:x1="9cm" svg:y1="4.5cm" svg:x2="9.5cm" svg:y2="5cm">
              <text:p/>
            </draw:line>
            <draw:line draw:style-name="gr29" draw:text-style-name="P4" draw:layer="layout" svg:x1="9cm" svg:y1="4.5cm" svg:x2="8.5cm" svg:y2="5cm">
              <text:p/>
            </draw:line>
          </draw:g>
        </draw:g>
        <draw:connector draw:style-name="gr30" draw:text-style-name="P7" draw:layer="layout" draw:type="curve" svg:x1="9cm" svg:y1="5.75cm" svg:x2="9cm" svg:y2="11cm" draw:start-shape="id1" draw:start-glue-point="2" draw:end-shape="id2" draw:end-glue-point="0" svg:d="M9000 5750v5250" svg:viewBox="0 0 1 5251">
          <text:p/>
        </draw:connector>
        <draw:connector draw:style-name="gr30" draw:text-style-name="P7" draw:layer="layout" draw:type="curve" svg:x1="9cm" svg:y1="15cm" svg:x2="9cm" svg:y2="13.75cm" draw:start-shape="id3" draw:start-glue-point="0" draw:end-shape="id2" draw:end-glue-point="2" svg:d="M9000 15000v-1250" svg:viewBox="0 0 1 1251">
          <text:p/>
        </draw:connector>
        <draw:g draw:style-name="gr2" xml:id="id5" draw:id="id5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1" draw:text-style-name="P3" draw:layer="layout" svg:width="2cm" svg:height="2.75cm" svg:x="19cm" svg:y="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Brow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32" draw:text-style-name="P4" draw:layer="layout" svg:width="0.5cm" svg:height="0.5cm" svg:x="19.75cm" svg:y="3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33" draw:text-style-name="P4" draw:layer="layout" svg:x1="20cm" svg:y1="3.75cm" svg:x2="20cm" svg:y2="4.52cm">
              <text:p/>
            </draw:line>
            <draw:line draw:style-name="gr34" draw:text-style-name="P4" draw:layer="layout" svg:x1="19.5cm" svg:y1="4cm" svg:x2="20.52cm" svg:y2="4cm">
              <text:p/>
            </draw:line>
            <draw:line draw:style-name="gr35" draw:text-style-name="P4" draw:layer="layout" svg:x1="20cm" svg:y1="4.5cm" svg:x2="20.5cm" svg:y2="5cm">
              <text:p/>
            </draw:line>
            <draw:line draw:style-name="gr36" draw:text-style-name="P4" draw:layer="layout" svg:x1="20cm" svg:y1="4.5cm" svg:x2="19.5cm" svg:y2="5cm">
              <text:p/>
            </draw:line>
          </draw:g>
        </draw:g>
        <draw:connector draw:style-name="gr37" draw:text-style-name="P7" draw:layer="layout" draw:type="curve" svg:x1="10cm" svg:y1="4.375cm" svg:x2="12.5cm" svg:y2="4.384cm" draw:start-shape="id1" draw:end-shape="id4" svg:d="M10000 4375c2632 0 1383 9 2500 9" svg:viewBox="0 0 2501 10">
          <text:p/>
        </draw:connector>
        <draw:connector draw:style-name="gr38" draw:text-style-name="P7" draw:layer="layout" draw:type="curve" svg:x1="17.5cm" svg:y1="4.384cm" svg:x2="19cm" svg:y2="4.375cm" draw:start-shape="id4" draw:end-shape="id5" svg:d="M17500 4384c1146 0 396-9 1500-9" svg:viewBox="0 0 1501 10">
          <text:p/>
        </draw:connector>
        <draw:connector draw:style-name="gr39" draw:text-style-name="P7" draw:layer="layout" draw:type="curve" svg:x1="10cm" svg:y1="12.375cm" svg:x2="17cm" svg:y2="7.75cm" draw:start-shape="id2" draw:end-shape="id6" svg:d="M10000 12375c5230 0 1731-4625 7000-4625" svg:viewBox="0 0 7001 4626">
          <text:p/>
        </draw:connector>
        <draw:connector draw:style-name="gr40" draw:text-style-name="P7" draw:layer="layout" draw:type="curve" svg:x1="10cm" svg:y1="12.375cm" svg:x2="15cm" svg:y2="9.75cm" draw:start-shape="id2" draw:end-shape="id7" svg:d="M10000 12375c3730 0 1231-2625 5000-2625" svg:viewBox="0 0 5001 2626">
          <text:p/>
        </draw:connector>
        <draw:connector draw:style-name="gr41" draw:text-style-name="P7" draw:layer="layout" draw:type="curve" svg:x1="10cm" svg:y1="12.375cm" svg:x2="18.5cm" svg:y2="14.75cm" draw:start-shape="id2" draw:end-shape="id8" draw:end-glue-point="3" svg:d="M10000 12375c6355 0 2106 2375 8500 2375" svg:viewBox="0 0 8501 2376">
          <text:p/>
        </draw:connector>
        <draw:connector draw:style-name="gr42" draw:text-style-name="P7" draw:layer="layout" draw:type="curve" svg:x1="10cm" svg:y1="12.375cm" svg:x2="15cm" svg:y2="13.25cm" draw:start-shape="id2" draw:start-glue-point="1" draw:end-shape="id9" svg:d="M10000 12375c3730 0 1231 875 5000 875" svg:viewBox="0 0 5001 876">
          <text:p/>
        </draw:connector>
        <draw:connector draw:style-name="gr43" draw:text-style-name="P7" draw:layer="layout" draw:type="curve" svg:x1="10cm" svg:y1="12.375cm" svg:x2="12cm" svg:y2="6.75cm" draw:start-shape="id2" draw:end-shape="id10" svg:d="M10000 12375c1480 0 481-5625 2000-5625" svg:viewBox="0 0 2001 5626">
          <text:p/>
        </draw:connector>
        <draw:connector draw:style-name="gr44" draw:text-style-name="P7" draw:layer="layout" draw:type="curve" svg:x1="10cm" svg:y1="12.375cm" svg:x2="18.5cm" svg:y2="11.75cm" draw:start-shape="id2" draw:start-glue-point="1" draw:end-shape="id11" svg:d="M10000 12375c6355 0 2106-625 8500-625" svg:viewBox="0 0 8501 626">
          <text:p/>
        </draw:connector>
        <draw:connector draw:style-name="gr45" draw:text-style-name="P7" draw:layer="layout" draw:type="curve" svg:x1="10cm" svg:y1="12.375cm" svg:x2="14cm" svg:y2="16.25cm" draw:start-shape="id2" draw:start-glue-point="1" draw:end-shape="id12" svg:d="M10000 12375c2980 0 981 3875 4000 3875" svg:viewBox="0 0 4001 38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3000 3000" svg:d="M1500 0l1500 3000h-3000zM1500 447l-1176 2353h235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="Concave" draw:marker-end-width="0.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00:04:51.894898205</meta:creation-date>
    <dc:date>2025-10-04T14:53:23.095374348</dc:date>
    <meta:editing-duration>PT11M52S</meta:editing-duration>
    <meta:editing-cycles>7</meta:editing-cycles>
    <meta:generator>LibreOffice/25.8.1.1$Linux_X86_64 LibreOffice_project/580$Build-1</meta:generator>
    <meta:document-statistic meta:object-count="52"/>
  </office:meta>
</office:document-meta>
</file>